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89mm"/>
    </style:style>
    <style:style style:name="co2" style:family="table-column">
      <style:table-column-properties fo:break-before="auto" style:column-width="5.73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5.38mm"/>
    </style:style>
    <style:style style:name="co5" style:family="table-column">
      <style:table-column-properties fo:break-before="auto" style:column-width="5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1617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18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O35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6" table:number-columns-repeated="23" table:default-cell-style-name="ce1"/>
        <table:table-row table:style-name="ro1">
          <table:table-cell table:style-name="ce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u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</text:p>
          </table:table-cell>
          <table:table-cell table:style-name="ce17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u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p</text:p>
          </table:table-cell>
          <table:table-cell table:number-columns-repeated="2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</text:p>
          </table:table-cell>
          <table:table-cell table:style-name="ce18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s</text:p>
          </table:table-cell>
          <table:table-cell table:style-name="ce17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g</text:p>
          </table:table-cell>
          <table:table-cell table:number-columns-repeated="2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u</text:p>
          </table:table-cell>
          <table:table-cell table:style-name="ce17" office:value-type="string" calcext:value-type="string">
            <text:p>P</text:p>
          </table:table-cell>
          <table:table-cell table:style-name="ce5"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Z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</text:p>
          </table:table-cell>
          <table:table-cell table:number-columns-repeated="2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c</text:p>
          </table:table-cell>
          <table:table-cell table:style-name="ce18" office:value-type="string" calcext:value-type="string">
            <text:p>L</text:p>
          </table:table-cell>
          <table:table-cell table:style-name="ce2" office:value-type="string" calcext:value-type="string">
            <text:p>l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t</text:p>
          </table:table-cell>
          <table:table-cell table:style-name="ce18" office:value-type="string" calcext:value-type="string">
            <text:p>I</text:p>
          </table:table-cell>
          <table:table-cell table:style-name="ce17" office:value-type="string" calcext:value-type="string">
            <text:p>O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</text:p>
          </table:table-cell>
          <table:table-cell table:number-columns-repeated="2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table:style-name="ce18" office:value-type="string" calcext:value-type="string">
            <text:p>U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h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number-columns-repeated="2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j</text:p>
          </table:table-cell>
          <table:table-cell table:style-name="ce18" office:value-type="string" calcext:value-type="string">
            <text:p>T</text:p>
          </table:table-cell>
          <table:table-cell table:style-name="ce2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</text:p>
          </table:table-cell>
          <table:table-cell table:number-columns-repeated="2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</text:p>
          </table:table-cell>
          <table:table-cell table:style-name="ce18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u</text:p>
          </table:table-cell>
          <table:table-cell table:style-name="ce5" office:value-type="string" calcext:value-type="string">
            <text:p>Z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r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number-columns-repeated="2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number-columns-repeated="2" table:style-name="ce2" office:value-type="string" calcext:value-type="string">
            <text:p>h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u</text:p>
          </table:table-cell>
          <table:table-cell table:style-name="ce5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P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p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5" office:value-type="string" calcext:value-type="string">
            <text:p>I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number-columns-repeated="2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</text:p>
          </table:table-cell>
          <table:table-cell table:style-name="ce17" office:value-type="string" calcext:value-type="string">
            <text:p>P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U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h</text:p>
          </table:table-cell>
          <table:table-cell table:style-name="ce5" office:value-type="string" calcext:value-type="string">
            <text:p>O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u</text:p>
          </table:table-cell>
          <table:table-cell table:number-columns-repeated="2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18" office:value-type="string" calcext:value-type="string">
            <text:p>A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u</text:p>
          </table:table-cell>
          <table:table-cell table:style-name="ce17" office:value-type="string" calcext:value-type="string">
            <text:p>T</text:p>
          </table:table-cell>
          <table:table-cell table:style-name="ce18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l</text:p>
          </table:table-cell>
          <table:table-cell table:number-columns-repeated="2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style-name="ce5"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N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k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n</text:p>
          </table:table-cell>
          <table:table-cell table:number-columns-repeated="2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v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o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18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k</text:p>
          </table:table-cell>
          <table:table-cell table:number-columns-repeated="23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q</text:p>
          </table:table-cell>
          <table:table-cell table:style-name="ce5"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q</text:p>
          </table:table-cell>
          <table:table-cell table:style-name="ce17" office:value-type="string" calcext:value-type="string">
            <text:p>M</text:p>
          </table:table-cell>
          <table:table-cell table:style-name="ce18"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v</text:p>
          </table:table-cell>
          <table:table-cell table:number-columns-repeated="2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j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18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</text:p>
          </table:table-cell>
          <table:table-cell table:number-columns-repeated="2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y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E</text:p>
          </table:table-cell>
          <table:table-cell table:number-columns-repeated="2" table:style-name="ce18" office:value-type="string" calcext:value-type="string">
            <text:p>T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b</text:p>
          </table:table-cell>
          <table:table-cell table:style-name="ce18" office:value-type="string" calcext:value-type="string">
            <text:p>O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b</text:p>
          </table:table-cell>
          <table:table-cell table:style-name="ce17" office:value-type="string" calcext:value-type="string">
            <text:p>Q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A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q</text:p>
          </table:table-cell>
          <table:table-cell table:number-columns-repeated="2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z</text:p>
          </table:table-cell>
          <table:table-cell table:style-name="ce17" office:value-type="string" calcext:value-type="string">
            <text:p>Q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v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number-columns-repeated="23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</text:p>
          </table:table-cell>
          <table:table-cell table:style-name="ce4" office:value-type="string" calcext:value-type="string">
            <text:p>Q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s</text:p>
          </table:table-cell>
          <table:table-cell table:number-columns-repeated="23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18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number-columns-repeated="23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z</text:p>
          </table:table-cell>
          <table:table-cell table:number-columns-repeated="23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table:number-columns-repeated="20"/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15" office:value-type="string" calcext:value-type="string">
            <text:p>Percorso</text:p>
          </table:table-cell>
          <table:table-cell table:number-columns-repeated="40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O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4" office:value-type="string" calcext:value-type="string">
            <text:p>G</text:p>
          </table:table-cell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G</text:p>
          </table:table-cell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E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36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A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5" office:value-type="string" calcext:value-type="string">
            <text:p>D</text:p>
          </table:table-cell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number-columns-repeated="16"/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9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</text:p>
          </table:table-cell>
          <table:table-cell table:number-columns-repeated="16"/>
          <table:table-cell table:number-columns-repeated="2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39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A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39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sempio Disney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2:21:30.000094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a Sterbini</meta:initial-creator>
    <meta:creation-date>2019-12-03T17:29:53.454520231</meta:creation-date>
    <dc:date>2019-12-04T22:22:32.333402077</dc:date>
    <dc:creator>Andrea Sterbini</dc:creator>
    <meta:editing-duration>PT26M26S</meta:editing-duration>
    <meta:editing-cycles>18</meta:editing-cycles>
    <meta:generator>LibreOffice/6.3.3.2$Linux_X86_64 LibreOffice_project/a64200df03143b798afd1ec74a12ab50359878ed</meta:generator>
    <meta:document-statistic meta:table-count="1" meta:cell-count="1050" meta:object-count="0"/>
  </office:meta>
</office:document-meta>
</file>